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7-08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08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5-02-13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7-1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4-18 0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4-02-15 0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23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26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31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0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06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02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2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29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06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12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336064" calcext:value-type="float">
            <text:p>4.973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069238709677" calcext:value-type="float">
            <text:p>4.9006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90193548387" calcext:value-type="float">
            <text:p>4.7829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558606451613" calcext:value-type="float">
            <text:p>4.4555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756516129032" calcext:value-type="float">
            <text:p>3.7475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233677419355" calcext:value-type="float">
            <text:p>3.7023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49104516129" calcext:value-type="float">
            <text:p>3.7449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47889655172" calcext:value-type="float">
            <text:p>3.910478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317575" calcext:value-type="float">
            <text:p>4.0731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16541935484" calcext:value-type="float">
            <text:p>4.1871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57208" calcext:value-type="float">
            <text:p>4.72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877" calcext:value-type="float">
            <text:p>4.7308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6668" calcext:value-type="float">
            <text:p>4.83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677109677419" calcext:value-type="float">
            <text:p>4.8667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596722580645" calcext:value-type="float">
            <text:p>4.8259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328980645161" calcext:value-type="float">
            <text:p>4.5432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264309677419" calcext:value-type="float">
            <text:p>3.8426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023716129032" calcext:value-type="float">
            <text:p>3.7902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945625806452" calcext:value-type="float">
            <text:p>3.8594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936606896552" calcext:value-type="float">
            <text:p>4.019366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95896774194" calcext:value-type="float">
            <text:p>4.1699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546477419355" calcext:value-type="float">
            <text:p>4.3454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9904" calcext:value-type="float">
            <text:p>4.67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4697" calcext:value-type="float">
            <text:p>4.8146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74968" calcext:value-type="float">
            <text:p>4.45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953058064516" calcext:value-type="float">
            <text:p>4.4295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16335483871" calcext:value-type="float">
            <text:p>4.7851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159509677419" calcext:value-type="float">
            <text:p>4.6015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071122580645" calcext:value-type="float">
            <text:p>3.9207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566812903226" calcext:value-type="float">
            <text:p>3.7356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686314285714" calcext:value-type="float">
            <text:p>3.96686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70675" calcext:value-type="float">
            <text:p>4.1307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849548387097" calcext:value-type="float">
            <text:p>4.3084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9216" calcext:value-type="float">
            <text:p>4.6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86825" calcext:value-type="float">
            <text:p>4.6608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49752" calcext:value-type="float">
            <text:p>4.1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29703225806" calcext:value-type="float">
            <text:p>3.97429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906193548387" calcext:value-type="float">
            <text:p>4.5390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025909677419" calcext:value-type="float">
            <text:p>4.5802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89858064516" calcext:value-type="float">
            <text:p>3.9448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42064516129" calcext:value-type="float">
            <text:p>3.6974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85" calcext:value-type="float">
            <text:p>3.75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2845" calcext:value-type="float">
            <text:p>3.8002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385187096774" calcext:value-type="float">
            <text:p>3.8538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48512" calcext:value-type="float">
            <text:p>3.9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744825" calcext:value-type="float">
            <text:p>3.9674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17928" calcext:value-type="float">
            <text:p>4.03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32696774194" calcext:value-type="float">
            <text:p>4.0663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29135483871" calcext:value-type="float">
            <text:p>4.2852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182116129032" calcext:value-type="float">
            <text:p>4.2718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10141935484" calcext:value-type="float">
            <text:p>3.6751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607896774194" calcext:value-type="float">
            <text:p>3.6060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07695483871" calcext:value-type="float">
            <text:p>3.6007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6844137931" calcext:value-type="float">
            <text:p>3.63668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636425" calcext:value-type="float">
            <text:p>3.6763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892438709677" calcext:value-type="float">
            <text:p>3.7089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21744" calcext:value-type="float">
            <text:p>3.73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761125" calcext:value-type="float">
            <text:p>3.7476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38736" calcext:value-type="float">
            <text:p>3.76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430890322581" calcext:value-type="float">
            <text:p>3.7743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477125" calcext:value-type="float">
            <text:p>3.8847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7312" calcext:value-type="float">
            <text:p>3.84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65496774194" calcext:value-type="float">
            <text:p>3.6426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001187096774" calcext:value-type="float">
            <text:p>3.6100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98296774194" calcext:value-type="float">
            <text:p>3.5999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1974" calcext:value-type="float">
            <text:p>3.601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8865" calcext:value-type="float">
            <text:p>3.6638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031251612903" calcext:value-type="float">
            <text:p>3.6803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612672" calcext:value-type="float">
            <text:p>3.696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150742857143" calcext:value-type="float">
            <text:p>3.75150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025393548387" calcext:value-type="float">
            <text:p>4.1702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90064516129" calcext:value-type="float">
            <text:p>4.4899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625677419355" calcext:value-type="float">
            <text:p>4.5862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34064516129" calcext:value-type="float">
            <text:p>3.903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014477419355" calcext:value-type="float">
            <text:p>3.6901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063638709677" calcext:value-type="float">
            <text:p>3.6906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610085714286" calcext:value-type="float">
            <text:p>3.74610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3345" calcext:value-type="float">
            <text:p>3.8193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643716129032" calcext:value-type="float">
            <text:p>3.8664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98728" calcext:value-type="float">
            <text:p>3.90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1356" calcext:value-type="float">
            <text:p>3.9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61184" calcext:value-type="float">
            <text:p>4.04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983174193548" calcext:value-type="float">
            <text:p>4.1598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369575" calcext:value-type="float">
            <text:p>4.4236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39736" calcext:value-type="float">
            <text:p>4.56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124325" calcext:value-type="float">
            <text:p>3.8512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1416" calcext:value-type="float">
            <text:p>3.74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105264516129" calcext:value-type="float">
            <text:p>3.8010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895114285714" calcext:value-type="float">
            <text:p>3.90895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434322580645" calcext:value-type="float">
            <text:p>4.0243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161316129032" calcext:value-type="float">
            <text:p>4.1316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96536" calcext:value-type="float">
            <text:p>4.28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840283870968" calcext:value-type="float">
            <text:p>4.3784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816933333333" calcext:value-type="float">
            <text:p>4.31816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5364" calcext:value-type="float">
            <text:p>4.0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5804" calcext:value-type="float">
            <text:p>3.7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5492" calcext:value-type="float">
            <text:p>3.5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71101134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48" meta:object-count="0"/>
    <meta:user-defined meta:name="AppVersion">3.0</meta:user-defined>
  </office:meta>
</office:document-meta>
</file>